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ize="11pt" officeooo:paragraph-rsid="00075ecd" style:font-size-asian="11pt" style:font-size-complex="11pt"/>
    </style:style>
    <style:style style:name="P2" style:family="paragraph" style:parent-style-name="Preformatted_20_Text">
      <style:text-properties fo:font-size="11pt" officeooo:paragraph-rsid="000817d9" style:font-size-asian="11pt" style:font-size-complex="11pt"/>
    </style:style>
    <style:style style:name="P3" style:family="paragraph" style:parent-style-name="Preformatted_20_Text">
      <style:text-properties officeooo:rsid="00075ecd" officeooo:paragraph-rsid="00075ecd"/>
    </style:style>
    <style:style style:name="P4" style:family="paragraph" style:parent-style-name="Preformatted_20_Text">
      <style:text-properties fo:font-size="14pt" fo:font-weight="bold" officeooo:rsid="00075ecd" officeooo:paragraph-rsid="00075ecd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font-size="14pt" fo:font-weight="bold" officeooo:rsid="00075ecd" officeooo:paragraph-rsid="00083e6f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font-size="12pt" fo:font-weight="bold" officeooo:rsid="00075ecd" officeooo:paragraph-rsid="00075ecd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size="12pt" style:text-underline-style="solid" style:text-underline-width="auto" style:text-underline-color="font-color" officeooo:rsid="00075ecd" officeooo:paragraph-rsid="00075ecd" style:font-size-asian="12pt" style:font-size-complex="12pt"/>
    </style:style>
    <style:style style:name="P8" style:family="paragraph" style:parent-style-name="Preformatted_20_Text">
      <style:text-properties fo:font-size="12pt" style:text-underline-style="solid" style:text-underline-width="auto" style:text-underline-color="font-color" officeooo:rsid="000817d9" officeooo:paragraph-rsid="000817d9" style:font-size-asian="12pt" style:font-size-complex="12pt"/>
    </style:style>
    <style:style style:name="P9" style:family="paragraph" style:parent-style-name="Preformatted_20_Text">
      <style:text-properties fo:font-size="12pt" officeooo:rsid="00075ecd" officeooo:paragraph-rsid="00075ecd" style:font-size-asian="12pt" style:font-size-complex="12pt"/>
    </style:style>
    <style:style style:name="P10" style:family="paragraph" style:parent-style-name="Preformatted_20_Text">
      <style:text-properties fo:font-size="11pt" style:text-underline-style="solid" style:text-underline-width="auto" style:text-underline-color="font-color" officeooo:rsid="00075ecd" officeooo:paragraph-rsid="00075ecd" style:font-size-asian="11pt" style:font-size-complex="11pt"/>
    </style:style>
    <style:style style:name="P11" style:family="paragraph" style:parent-style-name="Preformatted_20_Text">
      <style:text-properties fo:font-size="11pt" officeooo:rsid="00075ecd" officeooo:paragraph-rsid="00075ecd" style:font-size-asian="11pt" style:font-size-complex="11pt"/>
    </style:style>
    <style:style style:name="P12" style:family="paragraph" style:parent-style-name="Preformatted_20_Text" style:list-style-name="L1">
      <style:text-properties fo:font-size="11pt" officeooo:rsid="00075ecd" officeooo:paragraph-rsid="00075ecd" style:font-size-asian="11pt" style:font-size-complex="11pt"/>
    </style:style>
    <style:style style:name="P13" style:family="paragraph" style:parent-style-name="Preformatted_20_Text" style:list-style-name="L2">
      <style:text-properties fo:font-size="11pt" officeooo:rsid="00075ecd" officeooo:paragraph-rsid="00075ecd" style:font-size-asian="11pt" style:font-size-complex="11pt"/>
    </style:style>
    <style:style style:name="P14" style:family="paragraph" style:parent-style-name="Preformatted_20_Text" style:list-style-name="L3">
      <style:text-properties fo:font-size="11pt" officeooo:rsid="00075ecd" officeooo:paragraph-rsid="00075ecd" style:font-size-asian="11pt" style:font-size-complex="11pt"/>
    </style:style>
    <style:style style:name="P15" style:family="paragraph" style:parent-style-name="Preformatted_20_Text" style:list-style-name="L4">
      <style:text-properties fo:font-size="11pt" officeooo:rsid="00075ecd" officeooo:paragraph-rsid="00075ecd" style:font-size-asian="11pt" style:font-size-complex="11pt"/>
    </style:style>
    <style:style style:name="P16" style:family="paragraph" style:parent-style-name="Preformatted_20_Text" style:list-style-name="L5">
      <style:text-properties fo:font-size="11pt" officeooo:rsid="00075ecd" officeooo:paragraph-rsid="00075ecd" style:font-size-asian="11pt" style:font-size-complex="11pt"/>
    </style:style>
    <style:style style:name="P17" style:family="paragraph" style:parent-style-name="Preformatted_20_Text" style:list-style-name="L6">
      <style:text-properties fo:font-size="11pt" officeooo:rsid="00075ecd" officeooo:paragraph-rsid="000817d9" style:font-size-asian="11pt" style:font-size-complex="11pt"/>
    </style:style>
    <style:style style:name="P18" style:family="paragraph" style:parent-style-name="Preformatted_20_Text">
      <style:text-properties fo:font-size="11pt" officeooo:rsid="00075ecd" officeooo:paragraph-rsid="000817d9" style:font-size-asian="11pt" style:font-size-complex="11pt"/>
    </style:style>
    <style:style style:name="P19" style:family="paragraph" style:parent-style-name="Preformatted_20_Text" style:list-style-name="L7">
      <style:text-properties fo:font-size="11pt" officeooo:rsid="00075ecd" officeooo:paragraph-rsid="000817d9" style:font-size-asian="11pt" style:font-size-complex="11pt"/>
    </style:style>
    <style:style style:name="P20" style:family="paragraph" style:parent-style-name="Preformatted_20_Text" style:list-style-name="L8">
      <style:text-properties fo:font-size="11pt" officeooo:rsid="00075ecd" officeooo:paragraph-rsid="000817d9" style:font-size-asian="11pt" style:font-size-complex="11pt"/>
    </style:style>
    <style:style style:name="P21" style:family="paragraph" style:parent-style-name="Preformatted_20_Text" style:list-style-name="L9">
      <style:text-properties fo:font-size="11pt" officeooo:rsid="00075ecd" officeooo:paragraph-rsid="000817d9" style:font-size-asian="11pt" style:font-size-complex="11pt"/>
    </style:style>
    <style:style style:name="P22" style:family="paragraph" style:parent-style-name="Preformatted_20_Text" style:list-style-name="L10">
      <style:text-properties fo:font-size="11pt" officeooo:rsid="00075ecd" officeooo:paragraph-rsid="000817d9" style:font-size-asian="11pt" style:font-size-complex="11pt"/>
    </style:style>
    <style:style style:name="P23" style:family="paragraph" style:parent-style-name="Preformatted_20_Text" style:list-style-name="L11">
      <style:text-properties fo:font-size="11pt" officeooo:rsid="00075ecd" officeooo:paragraph-rsid="000817d9" style:font-size-asian="11pt" style:font-size-complex="11pt"/>
    </style:style>
    <style:style style:name="P24" style:family="paragraph" style:parent-style-name="Preformatted_20_Text" style:list-style-name="L12">
      <style:text-properties fo:font-size="11pt" officeooo:rsid="00075ecd" officeooo:paragraph-rsid="000817d9" style:font-size-asian="11pt" style:font-size-complex="11pt"/>
    </style:style>
    <style:style style:name="P25" style:family="paragraph" style:parent-style-name="Preformatted_20_Text" style:list-style-name="L13">
      <style:text-properties fo:font-size="11pt" officeooo:rsid="00075ecd" officeooo:paragraph-rsid="000817d9" style:font-size-asian="11pt" style:font-size-complex="11pt"/>
    </style:style>
    <style:style style:name="P26" style:family="paragraph" style:parent-style-name="Preformatted_20_Text" style:list-style-name="L14">
      <style:text-properties fo:font-size="11pt" officeooo:rsid="00075ecd" officeooo:paragraph-rsid="000817d9" style:font-size-asian="11pt" style:font-size-complex="11pt"/>
    </style:style>
    <style:style style:name="P27" style:family="paragraph" style:parent-style-name="Preformatted_20_Text" style:list-style-name="L15">
      <style:text-properties fo:font-size="11pt" officeooo:rsid="00075ecd" officeooo:paragraph-rsid="000817d9" style:font-size-asian="11pt" style:font-size-complex="11pt"/>
    </style:style>
    <style:style style:name="P28" style:family="paragraph" style:parent-style-name="Preformatted_20_Text">
      <style:text-properties fo:font-size="11pt" officeooo:rsid="00075ecd" officeooo:paragraph-rsid="00083e6f" style:font-size-asian="11pt" style:font-size-complex="11pt"/>
    </style:style>
    <style:style style:name="P29" style:family="paragraph" style:parent-style-name="Preformatted_20_Text">
      <style:text-properties fo:font-size="11pt" officeooo:rsid="000817d9" officeooo:paragraph-rsid="000817d9" style:font-size-asian="11pt" style:font-size-complex="11pt"/>
    </style:style>
    <style:style style:name="P30" style:family="paragraph" style:parent-style-name="Preformatted_20_Text">
      <style:text-properties fo:font-size="11pt" fo:font-weight="bold" officeooo:rsid="00075ecd" officeooo:paragraph-rsid="00075ecd" style:font-size-asian="11pt" style:font-weight-asian="bold" style:font-size-complex="11pt" style:font-weight-complex="bold"/>
    </style:style>
    <style:style style:name="P31" style:family="paragraph" style:parent-style-name="Preformatted_20_Text" style:list-style-name="L16">
      <style:text-properties officeooo:paragraph-rsid="00083e6f"/>
    </style:style>
    <style:style style:name="P32" style:family="paragraph" style:parent-style-name="Preformatted_20_Text" style:list-style-name="L17">
      <style:text-properties officeooo:paragraph-rsid="00083e6f"/>
    </style:style>
    <style:style style:name="P33" style:family="paragraph" style:parent-style-name="Preformatted_20_Text" style:list-style-name="L18">
      <style:text-properties officeooo:paragraph-rsid="00083e6f"/>
    </style:style>
    <style:style style:name="P34" style:family="paragraph" style:parent-style-name="Preformatted_20_Text" style:list-style-name="L19">
      <style:text-properties officeooo:paragraph-rsid="00083e6f"/>
    </style:style>
    <style:style style:name="P35" style:family="paragraph" style:parent-style-name="Preformatted_20_Text" style:list-style-name="L20">
      <style:text-properties officeooo:paragraph-rsid="00083e6f"/>
    </style:style>
    <style:style style:name="P36" style:family="paragraph" style:parent-style-name="Preformatted_20_Text" style:list-style-name="L21">
      <style:text-properties officeooo:paragraph-rsid="00083e6f"/>
    </style:style>
    <style:style style:name="P37" style:family="paragraph" style:parent-style-name="Preformatted_20_Text" style:list-style-name="L22">
      <style:text-properties officeooo:paragraph-rsid="00083e6f"/>
    </style:style>
    <style:style style:name="P38" style:family="paragraph" style:parent-style-name="Preformatted_20_Text" style:list-style-name="L23">
      <style:text-properties officeooo:paragraph-rsid="00083e6f"/>
    </style:style>
    <style:style style:name="P39" style:family="paragraph" style:parent-style-name="Preformatted_20_Text" style:list-style-name="L24">
      <style:text-properties officeooo:paragraph-rsid="00083e6f"/>
    </style:style>
    <style:style style:name="P40" style:family="paragraph" style:parent-style-name="Preformatted_20_Text" style:list-style-name="L25">
      <style:text-properties officeooo:paragraph-rsid="00083e6f"/>
    </style:style>
    <style:style style:name="P41" style:family="paragraph" style:parent-style-name="Preformatted_20_Text" style:list-style-name="L26">
      <style:text-properties officeooo:paragraph-rsid="00083e6f"/>
    </style:style>
    <style:style style:name="P42" style:family="paragraph" style:parent-style-name="Preformatted_20_Text" style:list-style-name="L27">
      <style:text-properties officeooo:paragraph-rsid="00083e6f"/>
    </style:style>
    <style:style style:name="P43" style:family="paragraph" style:parent-style-name="Preformatted_20_Text">
      <style:paragraph-properties fo:break-before="page"/>
      <style:text-properties fo:font-size="11pt" officeooo:rsid="00075ecd" officeooo:paragraph-rsid="00075ecd" style:font-size-asian="11pt" style:font-size-complex="11pt"/>
    </style:style>
    <style:style style:name="T1" style:family="text">
      <style:text-properties officeooo:rsid="00075ecd"/>
    </style:style>
    <style:style style:name="T2" style:family="text">
      <style:text-properties fo:font-size="11pt" officeooo:rsid="00075ecd" style:font-size-asian="11pt" style:font-size-complex="11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817d9"/>
    </style:style>
    <style:style style:name="T5" style:family="text">
      <style:text-properties officeooo:rsid="00083e6f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4">Unidad I. Software libre: un poco de historia </text:p>
      <text:p text:style-name="P4">Ejercicios de autoevaluación</text:p>
      <text:p text:style-name="P6"/>
      <text:p text:style-name="P7">Verdadero o falso</text:p>
      <text:p text:style-name="P10"/>
      <text:p text:style-name="P11">1. En los inicios, el software se distribuía junto con su código fuente y prácticamente sin ningura restricción. </text:p>
      <text:p text:style-name="P11"/>
      <text:p text:style-name="P11">2. En la década de los 70 el software propietario apenas tenía uso, pues el negocio estaba en la venta del hardware. </text:p>
      <text:p text:style-name="P11"/>
      <text:p text:style-name="P11">3. El mecanismo que emplean las licencias de tipo GPL se le conoce como copyleft. </text:p>
      <text:p text:style-name="P11"/>
      <text:p text:style-name="P11">4. Internet gestiona sus documentos y normas de forma pública y abierta. </text:p>
      <text:p text:style-name="P11"/>
      <text:p text:style-name="P11">5. Linux es el único núcleo (kernel) de sistema operativo que se ha añadido a las herramientas de GNU. </text:p>
      <text:p text:style-name="P11"/>
      <text:p text:style-name="P11">6. La existencia de diversas distribuciones de GNU/Linux ha eliminado la competencia en este sector pues todas suministran el mismo software. </text:p>
      <text:p text:style-name="P11"/>
      <text:p text:style-name="P11">7. KDE y Gnome son dos proyectos que tratan de facilitar el manejo del software libre a través de entornos de escritorio más sencillos para los usuarios comunes. </text:p>
      <text:p text:style-name="P11"/>
      <text:p text:style-name="P11">8. Hoy en día, muy pocas empresas de la industria del software tienen una línea clara con respecto al software libre. </text:p>
      <text:p text:style-name="P11"/>
      <text:p text:style-name="P11">9. Un sistema compuesto por GNU/Linux+Gnome+OpenOffice permite una migración sencilla desde los entornos ofimáticos habituales basados en software propietario. </text:p>
      <text:p text:style-name="P11"/>
      <text:p text:style-name="P11">10. No existe ningún impedimento legal que afecte ahora o en un futuro cercano al desarrollo del software libre.</text:p>
      <text:p text:style-name="P11"/>
      <text:p text:style-name="P7">Multiple choice</text:p>
      <text:p text:style-name="P11">1. El acceso al software estaba garantizado en los primeros años...</text:p>
      <text:list xml:id="list7964597941" text:style-name="L1">
        <text:list-item>
          <text:p text:style-name="P12">durante toda la vida del hardware. </text:p>
        </text:list-item>
        <text:list-item>
          <text:p text:style-name="P12">mientras se pagara por su uso. </text:p>
        </text:list-item>
        <text:list-item>
          <text:p text:style-name="P12">mientras se pagase el contrato de mantenimiento del hardware correspondiente. </text:p>
        </text:list-item>
        <text:list-item>
          <text:p text:style-name="P12">mientras la empresa existiera.</text:p>
        </text:list-item>
      </text:list>
      <text:p text:style-name="P11"/>
      <text:p text:style-name="P11">2. Uno de los proyectos de SL más importantes y conocidos en los años 80 fue </text:p>
      <text:list xml:id="list1760073421" text:style-name="L2">
        <text:list-item>
          <text:p text:style-name="P13">TeX. </text:p>
        </text:list-item>
        <text:list-item>
          <text:p text:style-name="P13">Linux.</text:p>
        </text:list-item>
        <text:list-item>
          <text:p text:style-name="P13">Netscape. </text:p>
        </text:list-item>
        <text:list-item>
          <text:p text:style-name="P13">Windows. </text:p>
        </text:list-item>
      </text:list>
      <text:p text:style-name="P11"/>
      <text:p text:style-name="P11">3. ¿Qué provocó los problemas en el desarrollo de Unix entre AT&amp;T y la Universidad de Berkeley?</text:p>
      <text:list xml:id="list1775296232" text:style-name="L3">
        <text:list-item>
          <text:p text:style-name="P14">El cambio de presidente de AT&amp;T. </text:p>
        </text:list-item>
        <text:list-item>
          <text:p text:style-name="P14"><text:soft-page-break/>El uso de Unix con fines comerciales. </text:p>
        </text:list-item>
        <text:list-item>
          <text:p text:style-name="P14">Un cambio de política en AT&amp;T. </text:p>
        </text:list-item>
        <text:list-item>
          <text:p text:style-name="P14">Abusos en la distribución por parte de Berkeley.</text:p>
        </text:list-item>
      </text:list>
      <text:p text:style-name="P11"/>
      <text:p text:style-name="P11">4. ¿Qué le faltaba a las aplicaciones de GNU para considerar el proyecto terminado? </text:p>
      <text:list xml:id="list1171168183" text:style-name="L4">
        <text:list-item>
          <text:p text:style-name="P15">Un nombre comercial. </text:p>
        </text:list-item>
        <text:list-item>
          <text:p text:style-name="P15">Una patente. </text:p>
        </text:list-item>
        <text:list-item>
          <text:p text:style-name="P15">Que funcionaran en un PC. </text:p>
        </text:list-item>
        <text:list-item>
          <text:p text:style-name="P15">El núcleo del sistema operativo.</text:p>
        </text:list-item>
      </text:list>
      <text:p text:style-name="P11"/>
      <text:p text:style-name="P11">5. Internet fue importante en el desarrollo del software libre porque</text:p>
      <text:list xml:id="list1074173793" text:style-name="L5">
        <text:list-item>
          <text:p text:style-name="P16">proporcionaba herramientas que facilitaban la comunicación y la colaboración a distancia. </text:p>
        </text:list-item>
        <text:list-item>
          <text:p text:style-name="P16">estaba basada en normas abiertas. </text:p>
        </text:list-item>
        <text:list-item>
          <text:p text:style-name="P16">permitía descargar e instalar cualquier programa. </text:p>
        </text:list-item>
        <text:list-item>
          <text:p text:style-name="P16">linux se distribuyó a través de Internet. </text:p>
        </text:list-item>
      </text:list>
      <text:p text:style-name="P11"/>
      <text:p text:style-name="P11">6. Al conjunto de aplicaciones que se proporciona junto a GNU/Linux, incluyendo además herrmientas propias para la selección, instalación o sustitución de programas, se le conoce con en nombre de</text:p>
      <text:list xml:id="list222638829" text:style-name="L6">
        <text:list-item>
          <text:p text:style-name="P17">instalación </text:p>
        </text:list-item>
        <text:list-item>
          <text:p text:style-name="P17">distribución </text:p>
        </text:list-item>
        <text:list-item>
          <text:p text:style-name="P17">compilación </text:p>
        </text:list-item>
        <text:list-item>
          <text:p text:style-name="P17">paquete</text:p>
        </text:list-item>
      </text:list>
      <text:p text:style-name="P11"/>
      <text:p text:style-name="P11"/>
      <text:p text:style-name="P18">7. Una de las primeras empresas en hacer negocios con las distribuciones de GNU/Linux fue </text:p>
      <text:list xml:id="list434942169" text:style-name="L7">
        <text:list-item>
          <text:p text:style-name="P19">Ubuntu</text:p>
        </text:list-item>
        <text:list-item>
          <text:p text:style-name="P19">Slackware </text:p>
        </text:list-item>
        <text:list-item>
          <text:p text:style-name="P19">Red Hat </text:p>
        </text:list-item>
        <text:list-item>
          <text:p text:style-name="P19">GNU </text:p>
        </text:list-item>
      </text:list>
      <text:p text:style-name="P11"/>
      <text:p text:style-name="P18">8. El uso del término “open source” (fuentes abiertas) para evitar la confusión que existe en inglés con el término “free software” (sw libre o también sw gratuíto) se debe a </text:p>
      <text:list xml:id="list1929498855" text:style-name="L8">
        <text:list-item>
          <text:p text:style-name="P20">OSI</text:p>
        </text:list-item>
        <text:list-item>
          <text:p text:style-name="P20">FSF </text:p>
        </text:list-item>
        <text:list-item>
          <text:p text:style-name="P20">Richard Stallman </text:p>
        </text:list-item>
        <text:list-item>
          <text:p text:style-name="P20">GNU 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0"/>
      <text:p text:style-name="P4"><text:soft-page-break/>Unidad II. Aspectos legales del software libre </text:p>
      <text:p text:style-name="P4">Ejercicios de autoevaluación</text:p>
      <text:p text:style-name="P9"/>
      <text:p text:style-name="P7">Verdadero o falso</text:p>
      <text:p text:style-name="P11"/>
      <text:p text:style-name="P1"><text:span text:style-name="T4">1</text:span><text:span text:style-name="T1">. Los derechos de autor impiden totalmente la libre distribución y el uso de los materiales protegidos a otras personas distintas del propio autor. </text:span></text:p>
      <text:p text:style-name="P29"/>
      <text:p text:style-name="P2"><text:span text:style-name="T4">2</text:span><text:span text:style-name="T1">. Para que el secreto comercial sea válido, las empresas deben tomar medidas para ocultar sus métodos. </text:span></text:p>
      <text:p text:style-name="P29"/>
      <text:p text:style-name="P2"><text:span text:style-name="T4">3</text:span><text:span text:style-name="T1">. La base de las patentes es la publicación de un invento a cambio del monopolio del mismo durante un tiempo establecido. </text:span></text:p>
      <text:p text:style-name="P18"/>
      <text:p text:style-name="P2"><text:span text:style-name="T4">4</text:span><text:span text:style-name="T1">. Las marcas y logotipos tienen una gran importancia en el mundo del softare libre y todas las empresas están registradas. </text:span></text:p>
      <text:p text:style-name="P18"/>
      <text:p text:style-name="P2"><text:span text:style-name="T4">5</text:span><text:span text:style-name="T1">. La licencia es un contrato entre el autor y los usuarios por el que se estipula qué permisos tienen los usuarios sobre las obras. </text:span></text:p>
      <text:p text:style-name="P18"/>
      <text:p text:style-name="P2"><text:span text:style-name="T4">6</text:span><text:span text:style-name="T1">. Una licencia de tipo BSD obliga a distribuir en todo caso el código fuente. </text:span></text:p>
      <text:p text:style-name="P18"/>
      <text:p text:style-name="P2"><text:span text:style-name="T4">7</text:span><text:span text:style-name="T1">. Una licencia GPL obliga a que cualquier derivado mantenga la misma licencia. </text:span></text:p>
      <text:p text:style-name="P18"/>
      <text:p text:style-name="P2"><text:span text:style-name="T4">8</text:span><text:span text:style-name="T1">. La licencia de Mozilla (Mozilla Public License 1.1) es una licencia de tipo permisivo. </text:span></text:p>
      <text:p text:style-name="P18"/>
      <text:p text:style-name="P2"><text:span text:style-name="T4">9</text:span><text:span text:style-name="T1">. Las licencias Creative Commons son válidas para software.</text:span></text:p>
      <text:p text:style-name="P11"/>
      <text:p text:style-name="P8">Multiple choice</text:p>
      <text:p text:style-name="P29"/>
      <text:p text:style-name="P18">1. ¿A quién perjudica la copia ilegal de software? </text:p>
      <text:list xml:id="list2062107368" text:style-name="L9">
        <text:list-item>
          <text:p text:style-name="P21">Al que ha adquirido el producto. </text:p>
        </text:list-item>
        <text:list-item>
          <text:p text:style-name="P21">Al propietario del software. </text:p>
        </text:list-item>
        <text:list-item>
          <text:p text:style-name="P21">Al autor del software. </text:p>
        </text:list-item>
        <text:list-item>
          <text:p text:style-name="P21">A la administración.</text:p>
        </text:list-item>
      </text:list>
      <text:p text:style-name="P11"/>
      <text:p text:style-name="P18">2. Según la LPI de 1996 ¿qué acciones NO ESTÁN PERMITIDAS sobre los programas? </text:p>
      <text:list xml:id="list579168491" text:style-name="L10">
        <text:list-item>
          <text:p text:style-name="P22">Hacer una copia de seguridad. </text:p>
        </text:list-item>
        <text:list-item>
          <text:p text:style-name="P22">Estudiar para hacer programas compatibles. </text:p>
        </text:list-item>
        <text:list-item>
          <text:p text:style-name="P22">Corregir y adaptar a nuestras necesidades. </text:p>
        </text:list-item>
        <text:list-item>
          <text:p text:style-name="P22">Copiarlo o distribuirlo libremente. </text:p>
          <text:p text:style-name="P22"/>
        </text:list-item>
      </text:list>
      <text:p text:style-name="P18">3. ¿En qué categoría de la propiedad intelectual tiene sentido la ingeniería inversa? </text:p>
      <text:list xml:id="list732335213" text:style-name="L11">
        <text:list-item>
          <text:p text:style-name="P23">Secreto industrial. </text:p>
        </text:list-item>
        <text:list-item>
          <text:p text:style-name="P23">Patentes. </text:p>
        </text:list-item>
        <text:list-item>
          <text:p text:style-name="P23">Marcas. </text:p>
        </text:list-item>
        <text:list-item>
          <text:p text:style-name="P23">Denominación de origen.</text:p>
        </text:list-item>
      </text:list>
      <text:p text:style-name="P11"/>
      <text:p text:style-name="P18">4. ¿A quién beneficia el sistema de patentes de software? </text:p>
      <text:list xml:id="list1634950780" text:style-name="L12">
        <text:list-item>
          <text:p text:style-name="P24">Al programador. </text:p>
        </text:list-item>
        <text:list-item>
          <text:p text:style-name="P24"><text:soft-page-break/>A las grandes empresas. </text:p>
        </text:list-item>
        <text:list-item>
          <text:p text:style-name="P24">A todas las empresas. </text:p>
        </text:list-item>
        <text:list-item>
          <text:p text:style-name="P24">A la sociedad.</text:p>
        </text:list-item>
      </text:list>
      <text:p text:style-name="P11"/>
      <text:p text:style-name="P18">5. ¿En qué elemento se reflejan las libertades del software libre? </text:p>
      <text:list xml:id="list2042650552" text:style-name="L13">
        <text:list-item>
          <text:p text:style-name="P25">Licencia. </text:p>
        </text:list-item>
        <text:list-item>
          <text:p text:style-name="P25">Código fuente. </text:p>
        </text:list-item>
        <text:list-item>
          <text:p text:style-name="P25">Derechos de autor. </text:p>
        </text:list-item>
        <text:list-item>
          <text:p text:style-name="P25">Distribución.</text:p>
        </text:list-item>
      </text:list>
      <text:p text:style-name="P11"/>
      <text:p text:style-name="P18">6. Marca la característica correcta de las licencias de tipo BSD</text:p>
      <text:list xml:id="list1248848545" text:style-name="L14">
        <text:list-item>
          <text:p text:style-name="P26">Restrictiva. </text:p>
        </text:list-item>
        <text:list-item>
          <text:p text:style-name="P26">No permite el cambio de licencia. </text:p>
        </text:list-item>
        <text:list-item>
          <text:p text:style-name="P26">No obliga el reconocimiento de la autoría. </text:p>
        </text:list-item>
        <text:list-item>
          <text:p text:style-name="P26">Minimalista. </text:p>
        </text:list-item>
      </text:list>
      <text:p text:style-name="P29"/>
      <text:p text:style-name="P18">7. La licencia GPL... </text:p>
      <text:list xml:id="list183434569" text:style-name="L15">
        <text:list-item>
          <text:p text:style-name="P27">es permisiva. </text:p>
        </text:list-item>
        <text:list-item>
          <text:p text:style-name="P27">se basa en el concepto de copyleft. </text:p>
        </text:list-item>
        <text:list-item>
          <text:p text:style-name="P27">maximiza la libertad para los desarrolladores. </text:p>
        </text:list-item>
        <text:list-item>
          <text:p text:style-name="P27">puede convertirse a una licencia de tipo BSD.</text:p>
        </text:list-item>
      </text:list>
      <text:p text:style-name="P11"/>
      <text:p text:style-name="P11"/>
      <text:p text:style-name="P28">8. ¿Qué licencia de la Free Software Foundation permite combinar sw libre y propietario? </text:p>
      <text:list xml:id="list1312705496" text:style-name="L16">
        <text:list-item>
          <text:p text:style-name="P31"><text:span text:style-name="T2">LGPL. </text:span></text:p>
        </text:list-item>
        <text:list-item>
          <text:p text:style-name="P31"><text:span text:style-name="T2">BSD. </text:span></text:p>
        </text:list-item>
        <text:list-item>
          <text:p text:style-name="P31"><text:span text:style-name="T2">Apache. </text:span></text:p>
        </text:list-item>
        <text:list-item>
          <text:p text:style-name="P31"><text:span text:style-name="T2">Mozilla. </text:span></text:p>
        </text:list-item>
      </text:list>
      <text:p text:style-name="P28"/>
      <text:p text:style-name="P28">9. ¿Cuál de los siguientes NO ES un ejemplo de doble licencia? </text:p>
      <text:list xml:id="list1564846312" text:style-name="L17">
        <text:list-item>
          <text:p text:style-name="P32"><text:span text:style-name="T2">KDE. </text:span></text:p>
        </text:list-item>
        <text:list-item>
          <text:p text:style-name="P32"><text:span text:style-name="T2">Biblioteca Qt. </text:span></text:p>
        </text:list-item>
        <text:list-item>
          <text:p text:style-name="P32"><text:span text:style-name="T2">OpenOffice/StarOffice. </text:span></text:p>
        </text:list-item>
        <text:list-item>
          <text:p text:style-name="P32"><text:span text:style-name="T2">Netscape/Mozilla.</text:span></text:p>
        </text:list-item>
      </text:list>
      <text:p text:style-name="P11"/>
      <text:p text:style-name="P28">10.¿Qué formato puede considerarse un copia opaca por la licencia de documentación libre de GNU? </text:p>
      <text:list xml:id="list1687354379" text:style-name="L18">
        <text:list-item>
          <text:p text:style-name="P33"><text:span text:style-name="T2">Texto plano. </text:span></text:p>
        </text:list-item>
        <text:list-item>
          <text:p text:style-name="P33"><text:span text:style-name="T2">PDF. </text:span></text:p>
        </text:list-item>
        <text:list-item>
          <text:p text:style-name="P33"><text:span text:style-name="T2">HTML (el código de una página web, público y abierto). </text:span></text:p>
        </text:list-item>
        <text:list-item>
          <text:p text:style-name="P33"><text:span text:style-name="T2">Las fuentes en TeX de un documento.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oft-page-break/>Unidad <text:span text:style-name="T5">3</text:span>. Iniciativas públicas de uso de software libre Ejercicios de autoevaluación</text:p>
      <text:p text:style-name="P11"/>
      <text:p text:style-name="P10">Verdadero o falso</text:p>
      <text:p text:style-name="P11"><text:span text:style-name="T3"/></text:p>
      <text:p text:style-name="P28">1. Las inversiones públicas que realiza la administración en productos libres le proporciona beneficios únicamente a la propia administración. </text:p>
      <text:p text:style-name="P28"/>
      <text:p text:style-name="P28">2. Al usar sw libre, las empresas locales pueden proporcionar servicios y programas en condiciones similares a cualquier otra empresa. </text:p>
      <text:p text:style-name="P28"/>
      <text:p text:style-name="P28">3. Sin disponer del código fuente, es difícil garantizar que las aplicaciones tratan los datos como deben, protegiendo su confidencialidad. </text:p>
      <text:p text:style-name="P28"/>
      <text:p text:style-name="P28">4. En todos los casos, la administración puede encontrar alternativas libres de buena calidad de las aplicaciones que utiliza. </text:p>
      <text:p text:style-name="P28"/>
      <text:p text:style-name="P28">5. Hoy en día la administración ya no emplea los productos líderes del mercado para el software de consumo masivo, como sistemas operativos, o suites ofimáticas. </text:p>
      <text:p text:style-name="P28"/>
      <text:p text:style-name="P28">6. Una administración o un conjunto de ellas podría exigir a sus proveedores que los productos que se desarrollen para ella tuvieran licencia de software libre para que otras administraciónes puedan beneficiarse del trabajo. </text:p>
      <text:p text:style-name="P28"/>
      <text:p text:style-name="P28">7. La neutralidad respecto al fabricante de software queda garantizada por la imposibilidad de que ningún fabricante posea la exclusividad de ningún programa libre. </text:p>
      <text:p text:style-name="P28"/>
      <text:p text:style-name="P28">8. Si los resultados de proyectos financiados con dinero público son libres, la industria y toda la sociedad pueden beneficiarse de esas inversiones. </text:p>
      <text:p text:style-name="P28"/>
      <text:p text:style-name="P28">9. Los dos proyectos de ley de regulación del uso de sw libre en la administración francesa de 1999 y 2000 forzaban a usar exclusivamente sw libre en la administración. </text:p>
      <text:p text:style-name="P28"/>
      <text:p text:style-name="P28">10. El proyecto peruano de Edgar Villanueva (2001) establece alguna excepción a la aplicación exclusiva del sw libre por parte de la administración.</text:p>
      <text:p text:style-name="P11"/>
      <text:p text:style-name="P11"/>
      <text:p text:style-name="P11">Multi<text:span text:style-name="T5">ple choice</text:span></text:p>
      <text:p text:style-name="P11"/>
      <text:p text:style-name="P28">1. ¿En qué se nota que la actitud de las administraciones hacia el sw libre está cambiando? </text:p>
      <text:list xml:id="list1555244265" text:style-name="L19">
        <text:list-item>
          <text:p text:style-name="P34"><text:span text:style-name="T2">En nada, pues la administración no es un usuario potencial del sw libre. </text:span></text:p>
        </text:list-item>
        <text:list-item>
          <text:p text:style-name="P34"><text:span text:style-name="T2">En que está empezando a promoverlo, directa o indirectamente. </text:span></text:p>
        </text:list-item>
        <text:list-item>
          <text:p text:style-name="P34"><text:span text:style-name="T2">En que existe una gran cantidad de leyes que recomiendan su uso. </text:span></text:p>
        </text:list-item>
        <text:list-item>
          <text:p text:style-name="P34"><text:span text:style-name="T2">En las webs accesibles para todos los ciudadanos. </text:span></text:p>
        </text:list-item>
      </text:list>
      <text:p text:style-name="P28"/>
      <text:p text:style-name="P28">2. La posibilidad de seleccionar el suministrador de software o de servicios se denomina </text:p>
      <text:list xml:id="list1368528099" text:style-name="L20">
        <text:list-item>
          <text:p text:style-name="P35"><text:soft-page-break/><text:span text:style-name="T2">independencia de proveedor. </text:span></text:p>
        </text:list-item>
        <text:list-item>
          <text:p text:style-name="P35"><text:span text:style-name="T2">independencia de dispositivo. </text:span></text:p>
        </text:list-item>
        <text:list-item>
          <text:p text:style-name="P35"><text:span text:style-name="T2">independencia de fabricante. </text:span></text:p>
        </text:list-item>
        <text:list-item>
          <text:p text:style-name="P35"><text:span text:style-name="T2">independencia de software. </text:span></text:p>
        </text:list-item>
      </text:list>
      <text:p text:style-name="P28"/>
      <text:p text:style-name="P28">3. ¿Por qué es posible adaptar el sw libre a las necesidades de la administración? </text:p>
      <text:list xml:id="list1913475165" text:style-name="L21">
        <text:list-item>
          <text:p text:style-name="P36"><text:span text:style-name="T2">Porque es gratis. </text:span></text:p>
        </text:list-item>
        <text:list-item>
          <text:p text:style-name="P36"><text:span text:style-name="T2">Porque cualquier usuario es capaz de reprogramarlo para personalizarlo. </text:span></text:p>
        </text:list-item>
        <text:list-item>
          <text:p text:style-name="P36"><text:span text:style-name="T2">Porque está disponible el código fuente y los permisos para modificarlo. </text:span></text:p>
        </text:list-item>
        <text:list-item>
          <text:p text:style-name="P36"><text:span text:style-name="T2">Porque las compañías aceptan negociar los cambios con la administración.</text:span></text:p>
        </text:list-item>
      </text:list>
      <text:p text:style-name="P11"/>
      <text:p text:style-name="P28">4. Indica cuál de los siguientes motivos NO ES UN IMPEDIMENTO a la disponibilidad a largo plazo del software. </text:p>
      <text:list xml:id="list208554198" text:style-name="L22">
        <text:list-item>
          <text:p text:style-name="P37"><text:span text:style-name="T2">El productor ha podido perder interés en el producto. </text:span></text:p>
        </text:list-item>
        <text:list-item>
          <text:p text:style-name="P37"><text:span text:style-name="T2">No existe una solución para otras plataformas. </text:span></text:p>
        </text:list-item>
        <text:list-item>
          <text:p text:style-name="P37"><text:span text:style-name="T2">El productor requiere una gran contraprestación económica para adaptarlo. </text:span></text:p>
        </text:list-item>
        <text:list-item>
          <text:p text:style-name="P37"><text:span text:style-name="T2">Es obligatorio renovar el software cada vez que cambia el sistema operativo.</text:span></text:p>
        </text:list-item>
      </text:list>
      <text:p text:style-name="P11"/>
      <text:p text:style-name="P28">5. La gran ventaja del sw libre en la administración no son económicas y a corto plazo, sino que su rentabilidad y utilidad aumenta cuando proviene de decisiones</text:p>
      <text:list xml:id="list132141965" text:style-name="L23">
        <text:list-item>
          <text:p text:style-name="P38"><text:span text:style-name="T2">estratégicas. </text:span></text:p>
        </text:list-item>
        <text:list-item>
          <text:p text:style-name="P38"><text:span text:style-name="T2">técnicas. </text:span></text:p>
        </text:list-item>
        <text:list-item>
          <text:p text:style-name="P38"><text:span text:style-name="T2">prácticas. </text:span></text:p>
        </text:list-item>
        <text:list-item>
          <text:p text:style-name="P38"><text:span text:style-name="T2">Financieras.</text:span></text:p>
        </text:list-item>
      </text:list>
      <text:p text:style-name="P11"/>
      <text:p text:style-name="P11"/>
      <text:p text:style-name="P28">6. Los mecanismos de contratación actuales de la administración respecto NO SON VÁLIDOS para </text:p>
      <text:list xml:id="list1708245847" text:style-name="L24">
        <text:list-item>
          <text:p text:style-name="P39"><text:span text:style-name="T2">la compra de equipos. </text:span></text:p>
        </text:list-item>
        <text:list-item>
          <text:p text:style-name="P39"><text:span text:style-name="T2">la adquisición de licencias. </text:span></text:p>
        </text:list-item>
        <text:list-item>
          <text:p text:style-name="P39"><text:span text:style-name="T2">la contratación de servicios relacionados con el sw. </text:span></text:p>
        </text:list-item>
        <text:list-item>
          <text:p text:style-name="P39"><text:span text:style-name="T2">la creación de páginas web. </text:span></text:p>
        </text:list-item>
      </text:list>
      <text:p text:style-name="P28"/>
      <text:p text:style-name="P28">7. ¿Quién es el dueño del sw hecho a medida bajo una licencia de sw propietario? </text:p>
      <text:list xml:id="list953605532" text:style-name="L25">
        <text:list-item>
          <text:p text:style-name="P40"><text:span text:style-name="T2">La administración. </text:span></text:p>
        </text:list-item>
        <text:list-item>
          <text:p text:style-name="P40"><text:span text:style-name="T2">Los usuarios. </text:span></text:p>
        </text:list-item>
        <text:list-item>
          <text:p text:style-name="P40"><text:span text:style-name="T2">Microsoft. </text:span></text:p>
        </text:list-item>
        <text:list-item>
          <text:p text:style-name="P40"><text:span text:style-name="T2">El fabricante. </text:span></text:p>
        </text:list-item>
      </text:list>
      <text:p text:style-name="P28"/>
      <text:p text:style-name="P28">8. ¿En qué se diferencian los dos proyectos de ley franceses de 1999 y 2000? </text:p>
      <text:list xml:id="list2126036074" text:style-name="L26">
        <text:list-item>
          <text:p text:style-name="P41"><text:span text:style-name="T2">En la definición de software libre. </text:span></text:p>
        </text:list-item>
        <text:list-item>
          <text:p text:style-name="P41"><text:span text:style-name="T2">En la obligatoriedad en el uso del sw libre. </text:span></text:p>
        </text:list-item>
        <text:list-item>
          <text:p text:style-name="P41"><text:span text:style-name="T2">En la obligatoriedad de disponer del código fuente. </text:span></text:p>
        </text:list-item>
        <text:list-item>
          <text:p text:style-name="P41"><text:span text:style-name="T2">En que uno se aprobó y el otro no. </text:span></text:p>
        </text:list-item>
      </text:list>
      <text:p text:style-name="P28"/>
      <text:p text:style-name="P28">9. La definición de software libre que aparece en el proyecto de ley de Walter Pinheiro en Brasil es </text:p>
      <text:list xml:id="list2114950396" text:style-name="L27">
        <text:list-item>
          <text:p text:style-name="P42"><text:soft-page-break/><text:span text:style-name="T2">la definición clásica de GNU. </text:span></text:p>
        </text:list-item>
        <text:list-item>
          <text:p text:style-name="P42"><text:span text:style-name="T2">una definición propia creada para la realidad brasileña. </text:span></text:p>
        </text:list-item>
        <text:list-item>
          <text:p text:style-name="P42"><text:span text:style-name="T2">la que recoge las licencias BSD. </text:span></text:p>
        </text:list-item>
        <text:list-item>
          <text:p text:style-name="P42"><text:span text:style-name="T2">compatible con las licencias Creative Commons.</text:span></text:p>
        </text:list-item>
      </text:list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3T20:30:28</dc:date>
    <dc:creator>Javier Forquera</dc:creator>
    <meta:generator>LibreOffice/3.6$Linux_x86 LibreOffice_project/360m1$Build-2</meta:generator>
    <meta:editing-duration>P0D</meta:editing-duration>
    <meta:editing-cycles>2</meta:editing-cycles>
    <meta:document-statistic meta:table-count="0" meta:image-count="0" meta:object-count="0" meta:page-count="7" meta:paragraph-count="175" meta:word-count="1623" meta:character-count="9724" meta:non-whitespace-character-count="8245"/>
  </office:meta>
</office:document-meta>
</file>